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BoldMT" svg:font-family="Arial-BoldMT"/>
    <style:font-face style:name="DejaVu Sans" svg:font-family="'DejaVu Sans'"/>
    <style:font-face style:name="OpenSymbol" svg:font-family="OpenSymbol"/>
    <style:font-face style:name="Tahoma1" svg:font-family="Tahoma"/>
    <style:font-face style:name="ArialMT" svg:font-family="ArialMT" style:font-family-generic="swiss"/>
    <style:font-face style:name="Arial" svg:font-family="Arial" style:font-family-generic="swiss" style:font-pitch="variable"/>
    <style:font-face style:name="DejaVu Sans1" svg:font-family="'DejaVu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097cm" fo:border-left="none" fo:border-right="none" fo:border-top="none" fo:border-bottom="0.002cm solid #000000"/>
    </style:style>
    <style:style style:name="P1" style:family="paragraph" style:parent-style-name="Table_20_Contents">
      <style:text-properties fo:font-size="10pt" style:font-size-asian="10.8999996185303pt" style:font-size-complex="10.8999996185303pt"/>
    </style:style>
    <style:style style:name="P2" style:family="paragraph" style:parent-style-name="Table_20_Contents">
      <style:paragraph-properties fo:text-align="center" style:justify-single-word="false"/>
      <style:text-properties fo:font-size="10pt" style:font-size-asian="10.8999996185303pt" style:font-size-complex="10.8999996185303pt"/>
    </style:style>
    <style:style style:name="P3" style:family="paragraph" style:parent-style-name="Table_20_Contents">
      <style:paragraph-properties fo:text-align="end" style:justify-single-word="false"/>
      <style:text-properties fo:font-size="10pt" style:font-size-asian="10.8999996185303pt" style:font-size-complex="10.8999996185303pt"/>
    </style:style>
    <style:style style:name="P4" style:family="paragraph" style:parent-style-name="Table_20_Contents">
      <style:paragraph-properties fo:text-align="end" style:justify-single-word="false"/>
    </style:style>
    <style:style style:name="P5" style:family="paragraph" style:parent-style-name="Footer">
      <style:text-properties fo:font-size="6pt" style:font-size-asian="6.5pt" style:font-size-complex="6.5pt"/>
    </style:style>
    <style:style style:name="P6" style:family="paragraph" style:parent-style-name="Standard">
      <style:paragraph-properties fo:text-align="end"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DejaVu Sans1" fo:font-size="11pt" fo:font-weight="normal"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DejaVu Sans1"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center" style:justify-single-word="false" style:text-autospace="none"/>
      <style:text-properties fo:color="#000000" style:font-name="DejaVu Sans1" fo:font-size="11pt" fo:font-weight="bold" style:font-name-asian="Arial-BoldMT" style:font-size-asian="11pt" style:font-weight-asian="bold" style:font-name-complex="Arial-BoldMT" style:font-size-complex="11pt" style:font-weight-complex="bold"/>
    </style:style>
    <style:style style:name="P11" style:family="paragraph" style:parent-style-name="Standard">
      <style:paragraph-properties fo:text-align="start" style:justify-single-word="false" style:text-autospace="none"/>
      <style:text-properties fo:color="#000000" style:font-name="DejaVu Sans1" fo:font-size="11pt" style:font-name-asian="ArialMT" style:font-size-asian="11pt" style:font-name-complex="ArialMT" style:font-size-complex="11pt"/>
    </style:style>
    <style:style style:name="P12" style:family="paragraph" style:parent-style-name="Standard">
      <style:paragraph-properties fo:text-align="start" style:justify-single-word="false"/>
      <style:text-properties fo:color="#000000" style:font-name="DejaVu Sans1" fo:font-size="11pt" fo:font-weight="normal" style:font-name-asian="ArialMT" style:font-size-asian="11pt" style:font-weight-asian="normal" style:font-name-complex="ArialMT" style:font-size-complex="11pt" style:font-weight-complex="normal"/>
    </style:style>
    <style:style style:name="P13" style:family="paragraph" style:parent-style-name="Standard">
      <style:paragraph-properties fo:text-align="start" style:justify-single-word="false" style:text-autospace="none"/>
      <style:text-properties fo:color="#000000" style:font-name="DejaVu Sans1" fo:font-size="11pt" fo:font-weight="normal" style:font-name-asian="ArialMT" style:font-size-asian="11pt" style:font-weight-asian="normal" style:font-name-complex="ArialMT" style:font-size-complex="11pt" style:font-weight-complex="normal"/>
    </style:style>
    <style:style style:name="P14"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autospace="none"/>
      <style:text-properties fo:font-size="11pt" fo:font-weight="normal" style:font-size-asian="11pt" style:font-weight-asian="normal" style:font-size-complex="11pt" style:font-weight-complex="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fo:break-before="page" style:text-autospace="none"/>
      <style:text-properties fo:font-size="11pt" fo:font-weight="normal" style:font-size-asian="11pt" style:font-weight-asian="normal" style:font-size-complex="11pt" style:font-weight-complex="normal"/>
    </style:style>
    <style:style style:name="P18" style:family="paragraph" style:parent-style-name="Texte_20_1">
      <style:paragraph-properties fo:break-before="page"/>
      <style:text-properties fo:color="#000000" fo:font-weight="normal" style:font-weight-asian="normal" style:font-weight-complex="normal"/>
    </style:style>
    <style:style style:name="P19" style:family="paragraph" style:parent-style-name="Standard">
      <style:paragraph-properties fo:margin-top="1cm" fo:margin-bottom="0cm" fo:text-align="end" style:justify-single-word="false"/>
      <style:text-properties fo:font-size="28pt" fo:font-weight="bold" style:font-size-asian="28pt" style:font-weight-asian="bold" style:font-size-complex="28pt" style:font-weight-complex="bold"/>
    </style:style>
    <style:style style:name="P20" style:family="paragraph" style:parent-style-name="Standard">
      <style:paragraph-properties fo:margin-top="1cm" fo:margin-bottom="0cm" fo:text-align="start" style:justify-single-word="false" style:text-autospace="none"/>
      <style:text-properties fo:color="#000000" style:font-name="DejaVu Sans1" fo:font-size="11pt" style:font-name-asian="ArialMT" style:font-size-asian="11pt" style:font-name-complex="ArialMT" style:font-size-complex="11pt"/>
    </style:style>
    <style:style style:name="P21" style:family="paragraph" style:parent-style-name="Standard">
      <style:paragraph-properties fo:margin-top="7.999cm" fo:margin-bottom="0cm" fo:text-align="end" style:justify-single-word="false"/>
    </style:style>
    <style:style style:name="P22" style:family="paragraph" style:parent-style-name="Standard">
      <style:paragraph-properties fo:margin-top="0cm" fo:margin-bottom="1cm" fo:text-align="center" style:justify-single-word="false" fo:break-before="page"/>
      <style:text-properties style:font-name="DejaVu Sans1" fo:font-size="11pt" fo:font-weight="normal" style:font-size-asian="11pt" style:font-weight-asian="normal" style:font-size-complex="11pt" style:font-weight-complex="normal"/>
    </style:style>
    <style:style style:name="P23" style:family="paragraph" style:parent-style-name="Standard">
      <style:paragraph-properties fo:margin-left="0cm" fo:margin-right="0cm" fo:margin-top="2cm" fo:margin-bottom="2cm" fo:text-align="center" style:justify-single-word="false" fo:text-indent="0cm" style:auto-text-indent="false"/>
      <style:text-properties fo:font-size="11pt" style:font-size-asian="11pt" style:font-size-complex="11pt"/>
    </style:style>
    <style:style style:name="P24" style:family="paragraph" style:parent-style-name="Standard">
      <style:paragraph-properties fo:margin-top="0.499cm" fo:margin-bottom="0cm" fo:text-align="center" style:justify-single-word="false" style:text-autospace="none"/>
      <style:text-properties fo:color="#000081" style:font-name="DejaVu Sans1" fo:font-size="10pt" style:font-name-asian="ArialMT" style:font-size-asian="10pt" style:font-name-complex="ArialMT" style:font-size-complex="10pt"/>
    </style:style>
    <style:style style:name="P25" style:family="paragraph" style:parent-style-name="Texte_20_2">
      <style:text-properties style:text-position="0% 100%"/>
    </style:style>
    <style:style style:name="P26" style:family="paragraph" style:parent-style-name="Texte_20_1">
      <style:text-properties fo:color="#ff8080" fo:font-weight="bold" style:font-weight-asian="bold" style:font-weight-complex="bold"/>
    </style:style>
    <style:style style:name="P27" style:family="paragraph" style:parent-style-name="Texte_20_1">
      <style:text-properties fo:color="#e6e64c" fo:font-weight="bold" fo:background-color="transparent" style:font-weight-asian="bold" style:font-weight-complex="bold"/>
    </style:style>
    <style:style style:name="P28" style:family="paragraph" style:parent-style-name="Texte_20_1">
      <style:text-properties fo:color="#008000" fo:font-weight="bold" style:font-weight-asian="bold" style:font-weight-complex="bold"/>
    </style:style>
    <style:style style:name="P29" style:family="paragraph" style:parent-style-name="Texte_20_1">
      <style:text-properties fo:color="#000000" fo:font-weight="normal" style:font-weight-asian="normal" style:font-weight-complex="normal"/>
    </style:style>
    <style:style style:name="P30" style:family="paragraph" style:parent-style-name="Texte_20_1">
      <style:text-properties fo:color="#000000" fo:font-weight="normal" fo:background-color="transparent" style:font-weight-asian="normal" style:font-weight-complex="normal"/>
    </style:style>
    <style:style style:name="P31" style:family="paragraph" style:parent-style-name="Standard">
      <style:paragraph-properties fo:text-align="start" style:justify-single-word="false"/>
    </style:style>
    <style:style style:name="P32" style:family="paragraph" style:parent-style-name="Standard">
      <style:paragraph-properties fo:text-align="start" style:justify-single-word="false"/>
      <style:text-properties style:font-name="DejaVu Sans1" fo:font-size="11pt" fo:font-weight="normal" style:font-size-asian="11pt" style:font-weight-asian="normal" style:font-size-complex="11pt" style:font-weight-complex="normal"/>
    </style:style>
    <style:style style:name="P33" style:family="paragraph" style:parent-style-name="Text_20_body">
      <style:paragraph-properties fo:text-align="start" style:justify-single-word="false"/>
    </style:style>
    <style:style style:name="P34" style:family="paragraph" style:parent-style-name="Texte_20_1">
      <style:text-properties fo:color="#000000" fo:font-weight="normal" style:font-weight-asian="normal" style:font-weight-complex="normal"/>
    </style:style>
    <style:style style:name="P35" style:family="paragraph" style:parent-style-name="Texte_20_1">
      <style:text-properties fo:color="#000000" fo:font-weight="normal" fo:background-color="transparent" style:font-weight-asian="normal" style:font-weight-complex="normal"/>
    </style:style>
    <style:style style:name="P36" style:family="paragraph" style:parent-style-name="Texte_20_1">
      <style:text-properties fo:color="#0066cc" fo:font-weight="bold" style:font-weight-asian="bold" style:font-weight-complex="bold"/>
    </style:style>
    <style:style style:name="P37" style:family="paragraph" style:parent-style-name="Texte_20_1">
      <style:paragraph-properties fo:text-align="center" style:justify-single-word="false"/>
    </style:style>
    <style:style style:name="P38" style:family="paragraph" style:parent-style-name="Texte_20_1">
      <style:paragraph-properties fo:text-align="start" style:justify-single-word="false"/>
    </style:style>
    <style:style style:name="P39" style:family="paragraph" style:parent-style-name="Texte_20_1">
      <style:text-properties fo:color="#000080" fo:font-weight="bold" style:font-weight-asian="bold" style:font-weight-complex="bold"/>
    </style:style>
    <style:style style:name="P40" style:family="paragraph" style:parent-style-name="Heading_20_1">
      <style:paragraph-properties fo:break-before="page"/>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Texte_20_2">
      <style:text-properties fo:color="#000000" style:font-name="DejaVu Sans1" fo:font-size="11pt" fo:font-weight="normal" style:font-name-asian="ArialMT" style:font-size-asian="11pt" style:font-weight-asian="normal" style:font-name-complex="ArialMT" style:font-size-complex="11pt" style:font-weight-complex="normal"/>
    </style:style>
    <style:style style:name="P44" style:family="paragraph" style:parent-style-name="Texte_20_2" style:list-style-name="L1">
      <style:paragraph-properties fo:margin-left="2.501cm" fo:margin-right="0cm" fo:text-indent="-0.635cm" style:auto-text-indent="false"/>
    </style:style>
    <style:style style:name="P45" style:family="paragraph">
      <style:paragraph-properties fo:text-align="center"/>
    </style:style>
    <style:style style:name="T1" style:family="text">
      <style:text-properties fo:font-size="11pt" style:font-size-asian="11pt" style:font-size-complex="11pt"/>
    </style:style>
    <style:style style:name="T2" style:family="text">
      <style:text-properties fo:font-weight="bold"/>
    </style:style>
    <style:style style:name="T3" style:family="text">
      <style:text-properties fo:font-weight="bold" style:font-name-asian="Arial-BoldMT" style:font-weight-asian="bold" style:font-name-complex="Arial-BoldMT" style:font-weight-complex="bold"/>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style:font-name="DejaVu Sans1" fo:font-size="11pt" fo:font-weight="normal" style:font-size-asian="11pt" style:font-weight-asian="normal" style:font-size-complex="11pt" style:font-weight-complex="normal"/>
    </style:style>
    <style:style style:name="T7" style:family="text">
      <style:text-properties style:font-name="DejaVu Sans1"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style:font-name="DejaVu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9" style:family="text">
      <style:text-properties style:font-name="DejaVu Sans1" fo:font-style="normal" fo:font-weight="normal" style:font-style-asian="normal" style:font-weight-asian="normal" style:font-style-complex="normal" style:font-weight-complex="normal"/>
    </style:style>
    <style:style style:name="T10" style:family="text">
      <style:text-properties style:text-underline-style="solid" style:text-underline-width="auto" style:text-underline-color="font-color"/>
    </style:style>
    <style:style style:name="T11" style:family="text">
      <style:text-properties style:text-position="0% 100%"/>
    </style:style>
    <style:style style:name="T12" style:family="text">
      <style:text-properties style:text-position="0% 100%" style:text-underline-style="solid" style:text-underline-width="auto" style:text-underline-color="font-color"/>
    </style:style>
    <style:style style:name="T13" style:family="text">
      <style:text-properties fo:color="#000000" style:font-name="DejaVu Sans1" fo:font-size="11pt" fo:font-weight="normal" style:font-name-asian="ArialMT" style:font-size-asian="11pt" style:font-weight-asian="normal" style:font-name-complex="ArialMT" style:font-size-complex="11pt" style:font-weight-complex="normal"/>
    </style:style>
    <style:style style:name="T14" style:family="text">
      <style:text-properties fo:color="#9999ff"/>
    </style:style>
    <style:style style:name="T15" style:family="text">
      <style:text-properties fo:color="#9999ff" fo:font-weight="bold" style:font-weight-asian="bold" style:font-weight-complex="bold"/>
    </style:style>
    <style:style style:name="T16" style:family="text">
      <style:text-properties style:font-weight-asian="bold"/>
    </style:style>
    <style:style style:name="T17" style:family="text">
      <style:text-properties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000080" draw:fill="none" draw:textarea-horizontal-align="center" draw:textarea-vertical-align="middle" fo:padding-top="0.049cm" fo:padding-bottom="0.049cm" fo:padding-left="0.049cm" fo:padding-right="0.049cm" style:run-through="foreground"/>
    </style:style>
    <style:style style:name="gr3" style:family="graphic">
      <style:graphic-properties svg:stroke-width="0.101cm" svg:stroke-color="#008000" draw:fill="none" draw:textarea-horizontal-align="center" draw:textarea-vertical-align="middle" fo:padding-top="0.049cm" fo:padding-bottom="0.049cm" fo:padding-left="0.049cm" fo:padding-right="0.049cm" style:run-through="foreground"/>
    </style:style>
    <style:style style:name="gr4" style:family="graphic">
      <style:graphic-properties svg:stroke-width="0.101cm" svg:stroke-color="#0066cc" draw:fill="none" draw:textarea-horizontal-align="center" draw:textarea-vertical-align="middle" fo:padding-top="0.049cm" fo:padding-bottom="0.049cm" fo:padding-left="0.049cm" fo:padding-right="0.049cm" style:run-through="foreground"/>
    </style:style>
    <style:style style:name="gr5" style:family="graphic">
      <style:graphic-properties svg:stroke-width="0.101cm" svg:stroke-color="#e6e64c" draw:fill="none" draw:textarea-horizontal-align="center" draw:textarea-vertical-align="middle" fo:padding-top="0.049cm" fo:padding-bottom="0.049cm" fo:padding-left="0.049cm" fo:padding-right="0.049cm" style:run-through="foreground"/>
    </style:style>
    <style:style style:name="gr6" style:family="graphic">
      <style:graphic-properties svg:stroke-width="0.101cm" svg:stroke-color="#ff8080" draw:fill="none" draw:textarea-horizontal-align="center" draw:textarea-vertical-align="middle" fo:padding-top="0.049cm" fo:padding-bottom="0.049cm" fo:padding-left="0.049cm" fo:padding-right="0.049cm" style:run-through="foreground"/>
    </style:style>
    <style:style style:name="gr7" style:family="graphic">
      <style:graphic-properties svg:stroke-width="0.101cm" svg:stroke-color="#9999ff" draw:fill="none" draw:textarea-horizontal-align="center" draw:textarea-vertical-align="middle" fo:padding-top="0.049cm" fo:padding-bottom="0.049cm" fo:padding-left="0.049cm" fo:padding-right="0.049cm" style:run-through="foreground"/>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49cm" svg:stroke-color="#80008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s1" text:anchor-type="char" svg:x="11.777cm" svg:y="3.598cm" svg:width="4.798cm" svg:height="4.419cm" draw:z-index="0"><draw:image xlink:href="../../ico/oxygen-icons/256x256/apps/qelectrotech.png" xlink:type="simple" xlink:show="embed" xlink:actuate="onLoad"/></draw:frame></text:p>
      <table:table table:name="Tableau1" table:style-name="Tableau1">
        <table:table-column table:style-name="Tableau1.A"/>
        <table:table-row>
          <table:table-cell table:style-name="Tableau1.A1" office:value-type="string">
            <text:p text:style-name="P4"/>
          </table:table-cell>
        </table:table-row>
      </table:table>
      <text:p text:style-name="P19">QELECTROTECH</text:p>
      <text:p text:style-name="P7">Guide de démarrage</text:p>
      <text:p text:style-name="P6"/>
      <text:p text:style-name="P22">Ce document est publié sous la licence libre</text:p>
      <text:p text:style-name="P10">Creative Commons-BY-SA :</text:p>
      <text:p text:style-name="P24"><text:a xlink:type="simple" xlink:href="http://creativecommons.org/licenses/by-sa/3.0/deed.fr"><text:span text:style-name="T1">http://creativecommons.org/licenses/by-sa/3.0/deed.fr</text:span></text:a></text:p>
      <text:p text:style-name="P20"><text:span text:style-name="T3">BY : Paternité</text:span>. Vous devez citer le nom de l’auteur original.</text:p>
      <text:p text:style-name="P11"><text:span text:style-name="T3">SA : Partage des Conditions Initiales à l’Identique</text:span>. Si vous</text:p>
      <text:p text:style-name="P11">modifiez, transformez ou adaptez cette création, vous n’avez le droit</text:p>
      <text:p text:style-name="P11">de distribuer la création qui en résulte que sous un contrat identique à</text:p>
      <text:p text:style-name="P11">celui-ci.</text:p>
      <text:p text:style-name="P11">En outre, à chaque réutilisation ou distribution, vous devez faire</text:p>
      <text:p text:style-name="P11">apparaître clairement aux autres les conditions contractuelles de mise</text:p>
      <text:p text:style-name="P11">à disposition de cette création. Chacune de ces conditions peut être</text:p>
      <text:p text:style-name="P11">levée si vous obtenez l’autorisation écrite du titulaire des droits.</text:p>
      <text:p text:style-name="P11"/>
      <text:p text:style-name="P9"/>
      <text:p text:style-name="P14"><text:a xlink:type="simple" xlink:href="http://fr.wikipedia.org/wiki/Documentation_logicielle"><text:span text:style-name="T6">Qu'est ce qu'une documentation logicielle ?</text:span></text:a></text:p>
      <text:p text:style-name="P8">Une documentation logicielle technique est un texte écrit qui explique comment utiliser un logiciel ou une bibliothèque logicielle.</text:p>
      <text:p text:style-name="P8"/>
      <text:p text:style-name="P13"/>
      <text:p text:style-name="P13">Ce document ne détail pas l'utilisation du logiciel en détails, pour plus d'informations, se référer au <text:span text:style-name="T10">Manuel d'utilisation</text:span> de QET.</text:p>
      <text:p text:style-name="P23">Date de publication :<text:span text:style-name="T9"> </text:span><text:span text:style-name="T9"><text:date style:data-style-name="N79" text:date-value="2010-04-14T15:06:54.21" text:fixed="true">mercredi 14 avril 2010</text:date></text:span></text:p>
      <text:p text:style-name="P8"><text:span text:style-name="T5">Version du logiciel QET concernée :</text:span> 0.x</text:p>
      <text:p text:style-name="P8"/>
      <text:p text:style-name="P16"><text:span text:style-name="T8">Auteur(s) du document :</text:span></text:p>
      <text:p text:style-name="P16"><text:span text:style-name="T7"><text:s/>-Cyril Frausti &lt;</text:span><text:a xlink:type="simple" xlink:href="mailto:cyril.frausti@gmail.com"><text:span text:style-name="T7">cyril.frausti@gmail.com</text:span></text:a><text:span text:style-name="T7">&gt;</text:span></text:p>
      <text:p text:style-name="P16"><text:span text:style-name="T7"/></text:p>
      <text:p text:style-name="P16"><text:span text:style-name="T7"/></text:p>
      <text:p text:style-name="P9">Site internet du projet : <text:a xlink:type="simple" xlink:href="http://qelectrotech.org/">http://qelectrotech.org</text:a></text:p>
      <text:p text:style-name="P12"/>
      <text:p text:style-name="P15"/>
      <text:p text:style-name="P17"/>
      <text:p text:style-name="P15"/>
      <text:table-of-content text:style-name="Sect1" text:protected="true" text:name="Table des matières1">
        <text:table-of-content-source text:outline-level="10">
          <text:index-title-template text:style-name="Contents_20_Heading">Plan du docum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Plan du document</text:p>
          </text:index-title>
          <text:p text:style-name="P41"><text:s/>1 Introduction<text:tab/>4</text:p>
          <text:p text:style-name="P42"><text:s/>1.1 A qui s'adresse ce document ?<text:tab/>4</text:p>
          <text:p text:style-name="P42"><text:s/>1.2 Présentation du logiciel<text:tab/>4</text:p>
          <text:p text:style-name="P42"><text:s/>1.3 Ou obtenir la dernière version ?<text:tab/>4</text:p>
          <text:p text:style-name="P42"><text:s/>1.4 Comment installer QET ?<text:tab/>4</text:p>
          <text:p text:style-name="P41"><text:s/>2 Présentation de l'organisation graphique<text:tab/>5</text:p>
          <text:p text:style-name="P41"><text:s/>3 Gestion de projets et schémas<text:tab/>6</text:p>
          <text:p text:style-name="P42"><text:s/>3.1 Création d'un projet<text:tab/>6</text:p>
          <text:p text:style-name="P42"><text:s/>3.2 Propriétés du projet<text:tab/>6</text:p>
          <text:p text:style-name="P42"><text:s/>3.3 Réaliser un schéma<text:tab/>6</text:p>
          <text:p text:style-name="P42"><text:s/>3.4 Propriétés du schéma<text:tab/>7</text:p>
          <text:p text:style-name="P41"><text:s/>4 Gestion des éléments<text:tab/>7</text:p>
          <text:p text:style-name="P41"><text:s/>5 Références<text:tab/>7</text:p>
        </text:index-body>
      </text:table-of-content>
      <text:p text:style-name="P15"/>
      <text:h text:style-name="P40" text:outline-level="1">Introduction</text:h>
      <text:h text:style-name="Heading_20_2" text:outline-level="2">A qui s'adresse ce document ?</text:h>
      <text:p text:style-name="Texte_20_2">Ce document s'adresse à toutes les personnes souhaitant utiliser QET, et <text:s/>avoir un rapide aperçu des possibilités du logiciel.</text:p>
      <text:p text:style-name="Texte_20_2">Que l'on soit professionnel, enseignant ,amateur ou bien curieux, QET est fait pour vous.</text:p>
      <text:h text:style-name="Heading_20_2" text:outline-level="2">Présentation du logiciel</text:h>
      <text:p text:style-name="Texte_20_2">QELECTROTECH ou QET est un <text:a xlink:type="simple" xlink:href="http://fr.wikipedia.org/wiki/Logiciel_libre">logiciel libre</text:a> permettant de réaliser des <text:span text:style-name="T4">schémas électrique</text:span>. Il rentre dans le cadre des logiciels de DAO (Dessin Assisté par Ordinateur).</text:p>
      <text:p text:style-name="Texte_20_2"/>
      <text:p text:style-name="Texte_20_2">Il est distribué sous licence <text:a xlink:type="simple" xlink:href="http://www.gnu.org/licenses/gpl-2.0.html">GNU/GPL version 2</text:a>, pour faire court il permet d'être exécuté et utilisé par tous sans frais. Pour plus de détails se référer à la licence.</text:p>
      <text:p text:style-name="Texte_20_2"/>
      <text:p text:style-name="Texte_20_2">il est dit multiplateforme car il fonctionne sous MSwindows, GNU/Linux et MacosX<text:span text:style-name="T11">.</text:span></text:p>
      <text:p text:style-name="P25"/>
      <text:p text:style-name="Texte_20_2"><text:span text:style-name="T11">Concernant l'applicatif, c'est un outil puissant et intuitif pour la mise au propre de </text:span><text:span text:style-name="T12">schémas multifilaires et unifilaires</text:span><text:span text:style-name="T11">.</text:span></text:p>
      <text:p text:style-name="P25">Il permettra facilement de créer le schéma électrique d'une maison individuelle dans le cadre du contrôle consuel par exemple.</text:p>
      <text:p text:style-name="P25">Les électrotechniciens pourront créer des schémas de machine et les automaticiens des grafcets et langage ladder...</text:p>
      <text:h text:style-name="Heading_20_2" text:outline-level="2">Ou obtenir la dernière version ?</text:h>
      <text:p text:style-name="Texte_20_2">De préférence utilisez toujours la version dite « Stable » qui signifie que la version est de qualité et prête à une utilisation courante.</text:p>
      <text:p text:style-name="Texte_20_2">En ce qui concerne les autres versions, les testeurs sont les bienvenues pour aider à remonter les éventuels problèmes.</text:p>
      <text:p text:style-name="Texte_20_2"/>
      <text:p text:style-name="Texte_20_2">La dernière version est disponible sur internet à l'adresse :</text:p>
      <text:p text:style-name="Texte_20_2"><text:a xlink:type="simple" xlink:href="http://qelectrotech.org/download.html">http://qelectrotech.org/download.html</text:a></text:p>
      <text:p text:style-name="Texte_20_2">une fois sur cette page et selon votre système d'exploitation (MSwindows, GNU/Linux, MacosX<text:span text:style-name="T11">), il vous faudra choisir le lien.</text:span></text:p>
      <text:h text:style-name="Heading_20_2" text:outline-level="2">Comment installer QET ?</text:h>
      <text:p text:style-name="Texte_20_2">Cela dépend de votre système d'exploitation bien évidemment, prenons l'exemple de Mswindows<text:span text:style-name="T11">:</text:span></text:p>
      <text:p text:style-name="Texte_20_2">Deux formats sont disponibles :</text:p>
      <text:p text:style-name="Texte_20_2"/>
      <text:list xml:id="list30323713" text:style-name="L1">
        <text:list-item>
          <text:p text:style-name="P44">Une archive (.zip) qui contient tous les éléments nécessaires au fonctionnement de QET.</text:p>
        </text:list-item>
        <text:list-item>
          <text:p text:style-name="P44">Une exécutable (.exe) qui se chargera d'installer les fichiers en automatique.</text:p>
        </text:list-item>
      </text:list>
      <text:p text:style-name="P13"/>
      <text:h text:style-name="P40" text:outline-level="1">Présentation de l'organisation graphique</text:h>
      <text:p text:style-name="Texte_20_1">QET se veut ergonomique, pour que l'utilisateur puissent l'utiliser rapidement et simplement.</text:p>
      <text:p text:style-name="Texte_20_1"/>
      <text:p text:style-name="Texte_20_1">Voici les principales zones du logiciel :</text:p>
      <text:p text:style-name="Texte_20_1"/>
      <text:p text:style-name="P37"><draw:g text:anchor-type="paragraph" draw:z-index="2" draw:style-name="gr1"><draw:rect draw:style-name="gr2" draw:text-style-name="P45" svg:width="6.836cm" svg:height="7.365cm" svg:x="5.88cm" svg:y="1.998cm"><text:p/></draw:rect><draw:rect draw:style-name="gr3" draw:text-style-name="P45" svg:width="3.167cm" svg:height="8.222cm" svg:x="12.876cm" svg:y="1.141cm"><text:p/></draw:rect><draw:rect draw:style-name="gr4" draw:text-style-name="P45" svg:width="3.746cm" svg:height="8.222cm" svg:x="1.954cm" svg:y="1.141cm"><text:p/></draw:rect><draw:rect draw:style-name="gr5" draw:text-style-name="P45" svg:width="6.628cm" svg:height="0.698cm" svg:x="5.974cm" svg:y="1.141cm"><text:p/></draw:rect><draw:rect draw:style-name="gr6" draw:text-style-name="P45" svg:width="14.089cm" svg:height="0.456cm" svg:x="1.954cm" svg:y="0.543cm"><text:p/></draw:rect><draw:rect draw:style-name="gr7" draw:text-style-name="P45" svg:width="14.089cm" svg:height="0.428cm" svg:x="1.954cm" svg:y="0cm"><text:p/></draw:rect></draw:g><text:span text:style-name="T15"><draw:frame draw:style-name="fr2" draw:name="images3" text:anchor-type="as-char" svg:width="14.09cm" svg:height="9.753cm" draw:z-index="3"><draw:image xlink:href="../pictures/main.png" xlink:type="simple" xlink:show="embed" xlink:actuate="onLoad"/></draw:frame></text:span></text:p>
      <text:p text:style-name="P38"><text:span text:style-name="T15">Menu standard</text:span></text:p>
      <text:p text:style-name="P29">Ce menu permet d'accéder à toutes les fonctionnalitées d logiciels.</text:p>
      <text:p text:style-name="P29"/>
      <text:p text:style-name="P26">Barre de menu</text:p>
      <text:p text:style-name="P29">C'est un raccourcis plus ergonomique que le menu standard sur les principales fonctions.</text:p>
      <text:p text:style-name="P29"/>
      <text:p text:style-name="P36">Panel d'éléments</text:p>
      <text:p text:style-name="P29">C'est une arborescence d'éléments afin de visualiser directement les éléments du projet et ceux de la librairie.</text:p>
      <text:p text:style-name="P29"/>
      <text:p text:style-name="P27">Onglets Projets/Schémas</text:p>
      <text:p text:style-name="P30">QET permet d'avoir plusieurs schémas dans un même projet, ainsi que d'afficher plusieurs projets. Cette gestion d'onglets permet de passer de l'un à l'autre rapidement.</text:p>
      <text:p text:style-name="P30"/>
      <text:p text:style-name="P39">Zone de travail/Schéma</text:p>
      <text:p text:style-name="P29">C'est ici que l'on réalise le schéma électrique, ou on place les éléments avec leurs liaisons etc...</text:p>
      <text:p text:style-name="P29"/>
      <text:p text:style-name="P28">Historique des actions effectuées</text:p>
      <text:p text:style-name="P29">C'est un historique des actions avec la possibilités, de annuler ses actions si on a effectué une mauvaise manipulation.</text:p>
      <text:p text:style-name="P18"/>
      <text:h text:style-name="Heading_20_1" text:outline-level="1">Gestion de projets et schémas</text:h>
      <text:h text:style-name="Heading_20_2" text:outline-level="2">Création d'un projet</text:h>
      <text:p text:style-name="Texte_20_2">A l'ouverture du logiciel on se trouve sous un projet vide, que l'on pourra enregistrer par la suite.</text:p>
      <text:p text:style-name="Texte_20_2">On peut en cliquant sur l'icône de la barre de menu : <draw:frame draw:style-name="fr3" draw:name="images2" text:anchor-type="as-char" svg:y="-0.587cm" svg:width="0.621cm" svg:height="0.621cm" draw:z-index="1"><draw:image xlink:href="../../ico/22x22/document-new.png" xlink:type="simple" xlink:show="embed" xlink:actuate="onLoad"/></draw:frame> créer un projet.</text:p>
      <text:h text:style-name="Heading_20_2" text:outline-level="2">Propriétés du projet</text:h>
      <text:p text:style-name="Texte_20_2">Les propriétés du projets sont éditables de part le menu :</text:p>
      <text:p text:style-name="Texte_20_2">Projet → Propriétés du projet.</text:p>
      <text:p text:style-name="Texte_20_2"/>
      <text:p text:style-name="Texte_20_2">- Titre du projet (exemple : MonElecMaison)</text:p>
      <text:p text:style-name="Texte_20_2">- Propriétés générales à appliquer aux nouveaux schémas(dimension, type, <text:s/>information du cartouche ...)</text:p>
      <text:h text:style-name="Heading_20_2" text:outline-level="2">Réaliser un schéma</text:h>
      <text:p text:style-name="Texte_20_2">Maintenant que le projet est créer, on peut réaliser notre schéma.</text:p>
      <text:p text:style-name="Texte_20_2"/>
      <text:p text:style-name="Texte_20_2">Pour ajouter un éléments au schéma, il suffit de naviguer dans le Panel d'élément, et de choisir l'élément désiré.</text:p>
      <text:p text:style-name="Texte_20_2">Faite un &lt;clique gauche&gt; sur l'élément en maintenant enfoncé, déplacer le sur le schéma puis relâcher le bouton :</text:p>
      <text:p text:style-name="Texte_20_2"/>
      <text:p text:style-name="Texte_20_2"><draw:frame draw:style-name="fr4" draw:name="images4" text:anchor-type="paragraph" svg:width="12.781cm" svg:height="3.849cm" draw:z-index="4"><draw:image xlink:href="../pictures/dragComponent.png" xlink:type="simple" xlink:show="embed" xlink:actuate="onLoad" draw:filter-name="&lt;Tous les formats&gt;"/></draw:frame><draw:custom-shape text:anchor-type="paragraph" draw:z-index="5" draw:style-name="gr8" svg:width="6.005cm" svg:height="0.563cm" svg:x="6.74cm" svg:y="2.6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e_20_2">Pour réaliser une connexion entre éléments rien de plus simple.</text:p>
      <text:p text:style-name="Texte_20_2">Placer la souris au dessus d'une borne de l'élément (un rond de couleur doit apparaître), cliquer sur le bouton gauche en maintenant enfoncé, déplacer la souris jusqu'à la borne d'un autre élément et relâcher :</text:p>
      <text:p text:style-name="Texte_20_2"/>
      <text:p text:style-name="Texte_20_2"><draw:frame draw:style-name="fr5" draw:name="images5" text:anchor-type="paragraph" svg:width="7.303cm" svg:height="3.784cm" draw:z-index="6"><draw:image xlink:href="../pictures/connect.png" xlink:type="simple" xlink:show="embed" xlink:actuate="onLoad" draw:filter-name="&lt;Tous les formats&gt;"/></draw:frame></text:p>
      <text:p text:style-name="Texte_20_2"><text:soft-page-break/>Les petits traits situés autours des éléments, permettent de nommer les éléments et leurs bornes, il est également possible de nommer les connexions :</text:p>
      <text:p text:style-name="Texte_20_2"><draw:frame draw:style-name="fr5" draw:name="images6" text:anchor-type="paragraph" svg:width="7.382cm" svg:height="3.281cm" draw:z-index="7"><draw:image xlink:href="../pictures/Labels.png" xlink:type="simple" xlink:show="embed" xlink:actuate="onLoad" draw:filter-name="&lt;Tous les formats&gt;"/></draw:frame></text:p>
      <text:h text:style-name="Heading_20_2" text:outline-level="2">Propriétés du schéma</text:h>
      <text:p text:style-name="Texte_20_2">Les propriétés sont directement accessibles via la barre de menu : <draw:frame draw:style-name="fr6" draw:name="images7" text:anchor-type="as-char" svg:y="-0.557cm" svg:width="0.61cm" svg:height="0.61cm" draw:z-index="8"><draw:image xlink:href="../../ico/22x22/dialog-information.png" xlink:type="simple" xlink:show="embed" xlink:actuate="onLoad" draw:filter-name="&lt;Tous les formats&gt;"/></draw:frame></text:p>
      <text:p text:style-name="P43"/>
      <text:p text:style-name="P43">Elles permettent de régler les dimensions du schéma en définissant un nombre de lignes et de colonnes, ainsi que leurs tailles.</text:p>
      <text:p text:style-name="P43">Mais aussi de renseigner un cartouche (titre, auteur, date...)pour identifier le schéma lors d'une impression papier par exemple.</text:p>
      <text:p text:style-name="P43"/>
      <text:h text:style-name="Heading_20_1" text:outline-level="1">Gestion des éléments</text:h>
      <text:p text:style-name="Texte_20_1">QET dispose d'un éditeur d'éléments, ce qui permet de créer votre propre librairie d'éléments en fonction de vos besoins.</text:p>
      <text:p text:style-name="Texte_20_1"/>
      <text:p text:style-name="Texte_20_1">La gestion des éléments s'effectue de part la barre de menu qui se trouve dans le panel des éléments.</text:p>
      <text:p text:style-name="Texte_20_1"><draw:frame draw:style-name="fr5" draw:name="images10" text:anchor-type="paragraph" svg:width="4.461cm" svg:height="6.033cm" draw:z-index="11"><draw:image xlink:href="../pictures/ElementPanel.png" xlink:type="simple" xlink:show="embed" xlink:actuate="onLoad" draw:filter-name="&lt;Tous les formats&gt;"/></draw:frame><draw:rect text:anchor-type="paragraph" draw:z-index="12" draw:style-name="gr9" draw:text-style-name="P45" svg:width="4.46cm" svg:height="0.74cm" svg:x="6.269cm" svg:y="0.325cm"><text:p/></draw:rect></text:p>
      <text:p text:style-name="Texte_20_1">Pour créer un élément il suffit de cliquer sur l'icône suivant : <draw:frame draw:style-name="fr6" draw:name="images8" text:anchor-type="as-char" svg:y="-0.559cm" svg:width="0.61cm" svg:height="0.61cm" draw:z-index="9"><draw:image xlink:href="../../ico/22x22/element-new.png" xlink:type="simple" xlink:show="embed" xlink:actuate="onLoad" draw:filter-name="&lt;Tous les formats&gt;"/></draw:frame></text:p>
      <text:p text:style-name="Texte_20_1">Pour importer un élément depuis un fichier : <draw:frame draw:style-name="fr6" draw:name="images9" text:anchor-type="as-char" svg:y="-0.559cm" svg:width="0.61cm" svg:height="0.61cm" draw:z-index="10"><draw:image xlink:href="../../ico/22x22/document-import.png" xlink:type="simple" xlink:show="embed" xlink:actuate="onLoad" draw:filter-name="&lt;Tous les formats&gt;"/></draw:frame></text:p>
      <text:p text:style-name="Texte_20_1"/>
      <text:h text:style-name="Heading_20_1" text:outline-level="1">Références</text:h>
      <text:p text:style-name="Texte_20_1"><text:a xlink:type="simple" xlink:href="http://qelectrotech.org/wiki/doku.php?id=doc:start">http://qelectrotech.org/wiki/doku.php?id=doc:start</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BoldMT" svg:font-family="Arial-BoldMT"/>
    <style:font-face style:name="DejaVu Sans" svg:font-family="'DejaVu Sans'"/>
    <style:font-face style:name="OpenSymbol" svg:font-family="OpenSymbol"/>
    <style:font-face style:name="Tahoma1" svg:font-family="Tahoma"/>
    <style:font-face style:name="ArialMT" svg:font-family="ArialMT" style:font-family-generic="swiss"/>
    <style:font-face style:name="Arial" svg:font-family="Arial" style:font-family-generic="swiss" style:font-pitch="variable"/>
    <style:font-face style:name="DejaVu Sans1" svg:font-family="'DejaVu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name-complex="Tahoma1"/>
    </style:style>
    <style:style style:name="Caption" style:family="paragraph" style:parent-style-name="Standard" style:class="extra">
      <style:paragraph-properties fo:margin-top="0.212cm" fo:margin-bottom="0.212cm" text:number-lines="false" text:line-number="0"/>
      <style:text-properties style:font-name="DejaVu Sans" fo:font-size="11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DejaVu Sans" style:font-name-complex="Tahoma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e_20_1" style:default-outline-level="1" style:class="text" style:master-page-name="">
      <style:paragraph-properties style:page-number="auto" fo:background-color="transparent" fo:padding="0cm" fo:border-left="none" fo:border-right="none" fo:border-top="none" fo:border-bottom="0.002cm solid #0000ff"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e_20_2" style:default-outline-level="2" style:class="text">
      <style:paragraph-properties fo:background-color="transparent">
        <style:tab-stops/>
        <style:background-image/>
      </style:paragraph-properties>
      <style:text-properties fo:font-size="13pt" fo:font-style="normal" style:text-underline-style="none"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e_20_1" style:display-name="Texte 1" style:family="paragraph" style:default-outline-level="" style:list-style-name="" style:class="text">
      <style:paragraph-properties fo:margin-left="1cm" fo:margin-right="0cm" fo:text-indent="0cm" style:auto-text-indent="false"/>
    </style:style>
    <style:style style:name="Texte_20_2" style:display-name="Texte 2" style:family="paragraph" style:default-outline-level="" style:list-style-name="" style:class="text">
      <style:paragraph-properties fo:margin-left="2cm" fo:margin-right="0cm"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109cm" fo:text-indent="-0.109cm" fo:margin-left="0.109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12cm" fo:text-indent="0.88cm" fo:margin-left="0.12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B" style:family="table-column">
      <style:table-column-properties style:column-width="5.666cm" style:rel-column-width="21844*"/>
    </style:style>
    <style:style style:name="Tableau2.C" style:family="table-column">
      <style:table-column-properties style:column-width="5.666cm" style:rel-column-width="21846*"/>
    </style:style>
    <style:style style:name="Tableau2.A1" style:family="table-cell">
      <style:table-cell-properties fo:padding="0.097cm" fo:border-left="none" fo:border-right="none" fo:border-top="0.002cm solid #000000" fo:border-bottom="none"/>
    </style:style>
    <style:style style:name="MP1" style:family="paragraph" style:parent-style-name="Table_20_Contents">
      <style:text-properties fo:font-size="10pt" style:font-size-asian="10.8999996185303pt" style:font-size-complex="10.8999996185303pt"/>
    </style:style>
    <style:style style:name="MP2" style:family="paragraph" style:parent-style-name="Table_20_Contents">
      <style:paragraph-properties fo:text-align="center" style:justify-single-word="false"/>
      <style:text-properties fo:font-size="10pt" style:font-size-asian="10.8999996185303pt" style:font-size-complex="10.8999996185303pt"/>
    </style:style>
    <style:style style:name="MP3" style:family="paragraph" style:parent-style-name="Table_20_Contents">
      <style:paragraph-properties fo:text-align="end" style:justify-single-word="false"/>
      <style:text-properties fo:font-size="10pt" style:font-size-asian="10.8999996185303pt" style:font-size-complex="10.8999996185303pt"/>
    </style:style>
    <style:style style:name="MP4" style:family="paragraph" style:parent-style-name="Footer">
      <style:text-properties fo:font-size="6pt" style:font-size-asian="6.5pt" style:font-size-complex="6.5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1">QELECTROTECH</text:p>
            </table:table-cell>
            <table:table-cell table:style-name="Tableau2.A1" office:value-type="string">
              <text:p text:style-name="MP2">Guide de démarrage</text:p>
              <text:p text:style-name="MP2"><text:date style:data-style-name="N37" text:date-value="2010-04-14T10:24:13.03" text:fixed="true">14/04/10</text:date></text:p>
            </table:table-cell>
            <table:table-cell table:style-name="Tableau2.A1" office:value-type="string">
              <text:p text:style-name="MP3">page <text:page-number text:select-page="current">7</text:page-number> / <text:page-count>7</text:page-count></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ril Frausti</meta:initial-creator>
    <meta:creation-date>2009-11-05T09:38:39</meta:creation-date>
    <meta:generator>OpenOffice.org/3.2$Win32 OpenOffice.org_project/320m12$Build-9483</meta:generator>
    <meta:editing-cycles>65</meta:editing-cycles>
    <meta:editing-duration>PT13H29M57S</meta:editing-duration>
    <dc:title>QuickStart_QET_fr</dc:title>
    <dc:description>Guide de démarrage du logiciel</dc:description>
    <dc:date>2010-04-14T15:47:46.10</dc:date>
    <dc:creator>Cyril Frausti</dc:creator>
    <meta:document-statistic meta:table-count="2" meta:image-count="10" meta:object-count="0" meta:page-count="7" meta:paragraph-count="105" meta:word-count="1016" meta:character-count="6496"/>
  </office:meta>
</office:document-meta>
</file>

<file path=VersionList.xml><?xml version="1.0" encoding="utf-8"?>
<VL:version-list xmlns:dc="http://purl.org/dc/elements/1.1/" xmlns:VL="http://openoffice.org/2001/versions-list">
  <VL:version-entry VL:title="Version1" VL:comment="Etablissement du modèle de document QuickStart." VL:creator="Cyril Frausti" dc:date-time="2009-11-05T14:02:47"/>
  <VL:version-entry VL:title="Version2" VL:comment="+ Présentation du graphique&#10;+ début de la gestion projet/schéma" VL:creator="Cyril Frausti" dc:date-time="2009-11-24T17:16:31"/>
</VL:version-list>
</file>